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e7a1" officeooo:paragraph-rsid="0006e7a1"/>
    </style:style>
    <style:style style:name="P2" style:family="paragraph" style:parent-style-name="Standard">
      <style:paragraph-properties fo:text-align="center" style:justify-single-word="false"/>
      <style:text-properties officeooo:rsid="0006e7a1" officeooo:paragraph-rsid="0006e7a1"/>
    </style:style>
    <style:style style:name="T1" style:family="text">
      <style:text-properties officeooo:rsid="0007a2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"</text:span>Dunk Tank<text:span text:style-name="T1">"</text:span></text:p>
      <text:p text:style-name="P2"/>
      <text:p text:style-name="P2">by Kyle Eggleston</text:p>
      <text:p text:style-name="P1"/>
      <text:p text:style-name="P1">Susan fought and fought to get free from the men who held her down. Time after time she was dunked with water after giving them a response they didn't want to hear. It wasn't anything she had done, in her mind she was telling the truth. They didn't enjoy that.</text:p>
      <text:p text:style-name="P1"/>
      <text:p text:style-name="P1">On another way down, Susan caught sight of a man in the distance. High above the rest, standing on some kind of balcony overlooking the room.</text:p>
      <text:p text:style-name="P1"/>
      <text:p text:style-name="P1">He must be the one in charge, Susan thought. Yes I need to get to him first.</text:p>
      <text:p text:style-name="P1"/>
      <text:p text:style-name="P1">It was time to get to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11:02:30.796000000</meta:creation-date>
    <dc:date>2014-06-23T11:04:59.282000000</dc:date>
    <meta:editing-duration>PT22S</meta:editing-duration>
    <meta:editing-cycles>2</meta:editing-cycles>
    <meta:generator>LibreOffice/4.1.6.2$Windows_x86 LibreOffice_project/40ff705089295be5be0aae9b15123f687c05b0a</meta:generator>
    <meta:document-statistic meta:table-count="0" meta:image-count="0" meta:object-count="0" meta:page-count="1" meta:paragraph-count="6" meta:word-count="105" meta:character-count="532" meta:non-whitespace-character-count="433"/>
  </office:meta>
</office:document-meta>
</file>